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7.193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6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ruth tables for the decision-making process of main, as it loops over each file/folder in the locations-list fi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Notation:</text:p>
          </table:table-cell>
          <table:table-cell office:value-type="string" calcext:value-type="string">
            <text:p>HE (Host exists)</text:p>
          </table:table-cell>
          <table:table-cell table:style-name="Default" office:value-type="string" calcext:value-type="string">
            <text:p>UTD (host listed as up-to-date)</text:p>
          </table:table-cell>
          <table:table-cell table:style-name="Default" office:value-type="string" calcext:value-type="string">
            <text:p>SP (synced previously, i.e. LASTSYNCDATE exist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 (Rmvbl exists)</text:p>
          </table:table-cell>
          <table:table-cell table:style-name="Default"/>
          <table:table-cell table:style-name="Default" office:value-type="string" calcext:value-type="string">
            <text:p>ST (sync time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T (host mod time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T (rmvbl mod time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TAGE 1</text:p>
          </table:table-cell>
          <table:table-cell office:value-type="string" calcext:value-type="string">
            <text:p>logic of (non)existence of the items, the sync record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HE</text:p>
          </table:table-cell>
          <table:table-cell table:style-name="ce10" office:value-type="string" calcext:value-type="string">
            <text:p>RE</text:p>
          </table:table-cell>
          <table:table-cell table:style-name="ce10" office:value-type="string" calcext:value-type="string">
            <text:p>SP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1" office:value-type="string" calcext:value-type="string">
            <text:p>WARNINGStatusInconsistent</text:p>
          </table:table-cell>
          <table:table-cell table:style-name="ce11" office:value-type="string" calcext:value-type="string">
            <text:p>eraseItemFromStatusFileDialog</text:p>
          </table:table-cell>
          <table:table-cell table:style-name="ce14"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90,91,92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)</text:p>
          </table:table-cell>
          <table:table-cell table:number-columns-repeated="1016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 table:number-columns-repeated="101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/A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 table:number-columns-spanned="3" table:number-rows-spanned="2">
            <text:p>No problems → go to STAGE 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N/A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covered-table-cell table:number-columns-repeated="2" table:style-name="ce12"/>
          <table:covered-table-cell table:style-name="ce1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TAGE 2</text:p>
          </table:table-cell>
          <table:table-cell office:value-type="string" calcext:value-type="string">
            <text:p>logic of host/rmvbl modification times and time of last syn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ime ordering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host&gt;rmvbl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ive modified directly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rmvbl&gt;ho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rmvbl&gt;ho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changes since last sync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reach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RT = S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RT = ST = HT</text:p>
          </table:table-cell>
          <table:table-cell table:style-name="ce16" office:value-type="string" calcext:value-type="string">
            <text:p>n</text:p>
          </table:table-cell>
          <table:table-cell table:style-name="ce12" office:value-type="string" calcext:value-type="string">
            <text:p>error</text:p>
          </table:table-cell>
          <table:table-cell table:style-name="ce12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21:12:14.18328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4.3.3.2$Linux_X86_64 LibreOffice_project/430m0$Build-2</meta:generator>
    <dc:date>2016-06-10T21:13:31.562160999</dc:date>
    <meta:editing-duration>PT2H46M9S</meta:editing-duration>
    <meta:editing-cycles>26</meta:editing-cycles>
    <meta:document-statistic meta:table-count="1" meta:cell-count="303" meta:object-count="0"/>
  </office:meta>
</office:document-meta>
</file>